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1105a9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79e7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05a9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1cm" style:auto-text-indent="false" fo:background-color="transparent"/>
      <style:text-properties style:font-name="Times New Roman" fo:font-size="12pt" fo:font-weight="normal" officeooo:paragraph-rsid="01179e7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1cm" style:auto-text-indent="false" fo:background-color="transparent"/>
      <style:text-properties style:font-name="Times New Roman" fo:font-size="12pt" fo:font-weight="normal" officeooo:paragraph-rsid="0125ed3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Times New Roman" fo:font-size="12pt" fo:language="uk" fo:country="UA" fo:font-weight="normal" officeooo:rsid="01388eb3" officeooo:paragraph-rsid="01388eb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2pt" officeooo:rsid="012f2d82" officeooo:paragraph-rsid="012f2d82" style:font-name-asian="Calibri" style:font-size-asian="12pt" style:font-name-complex="Times New Roman1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2pt" officeooo:rsid="01301f4c" officeooo:paragraph-rsid="01301f4c" style:font-name-asian="Calibri" style:font-size-asian="12pt" style:font-name-complex="Times New Roman1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 officeooo:rsid="01316477" officeooo:paragraph-rsid="01316477" style:font-name-asian="Calibri" style:font-size-asian="12pt" style:font-name-complex="Times New Roman1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2pt" officeooo:rsid="01324b7b" officeooo:paragraph-rsid="01324b7b" style:font-name-asian="Calibri" style:font-size-asian="12pt" style:font-name-complex="Times New Roman1" style:font-size-complex="12pt"/>
    </style:style>
    <style:style style:name="P31" style:family="paragraph" style:parent-style-name="Рисунок">
      <style:paragraph-properties fo:text-align="center" style:justify-single-word="false"/>
    </style:style>
    <style:style style:name="P32" style:family="paragraph" style:parent-style-name="Таблиця">
      <style:paragraph-properties fo:text-align="end" style:justify-single-word="false" fo:keep-with-next="always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9c4c1e" officeooo:paragraph-rsid="01179e7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9c4c1e" officeooo:paragraph-rsid="01105a9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6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2167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705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39" style:family="paragraph" style:parent-style-name="Standard" style:list-style-name="L2">
      <style:paragraph-properties fo:text-align="justify" style:justify-single-word="false" fo:hyphenation-ladder-count="no-limit"/>
      <style:text-properties officeooo:paragraph-rsid="013b0cd1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justify" style:justify-single-word="false" fo:hyphenation-ladder-count="no-limit"/>
      <style:text-properties officeooo:paragraph-rsid="013e8299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justify" style:justify-single-word="false" fo:hyphenation-ladder-count="no-limit"/>
      <style:text-properties officeooo:paragraph-rsid="013e8299" fo:hyphenate="true" fo:hyphenation-remain-char-count="2" fo:hyphenation-push-char-count="2" loext:hyphenation-no-caps="false"/>
    </style:style>
    <style:style style:name="P42" style:family="paragraph" style:parent-style-name="Standard" style:list-style-name="L3">
      <style:paragraph-properties fo:text-align="justify" style:justify-single-word="false" fo:hyphenation-ladder-count="no-limit"/>
      <style:text-properties officeooo:paragraph-rsid="013f2c6d" fo:hyphenate="true" fo:hyphenation-remain-char-count="2" fo:hyphenation-push-char-count="2" loext:hyphenation-no-caps="false"/>
    </style:style>
    <style:style style:name="P43" style:family="paragraph" style:parent-style-name="Standard" style:list-style-name="L3">
      <style:paragraph-properties fo:text-align="justify" style:justify-single-word="false" fo:hyphenation-ladder-count="no-limit"/>
      <style:text-properties officeooo:paragraph-rsid="0140dd07" fo:hyphenate="true" fo:hyphenation-remain-char-count="2" fo:hyphenation-push-char-count="2" loext:hyphenation-no-caps="false"/>
    </style:style>
    <style:style style:name="P44" style:family="paragraph" style:parent-style-name="Standard" style:list-style-name="L3">
      <style:paragraph-properties fo:text-align="justify" style:justify-single-word="false" fo:hyphenation-ladder-count="no-limit"/>
      <style:text-properties officeooo:paragraph-rsid="0141ac16" fo:hyphenate="true" fo:hyphenation-remain-char-count="2" fo:hyphenation-push-char-count="2" loext:hyphenation-no-caps="false"/>
    </style:style>
    <style:style style:name="P45" style:family="paragraph" style:parent-style-name="Standard">
      <style:paragraph-properties fo:text-align="justify" style:justify-single-word="false" fo:hyphenation-ladder-count="no-limit"/>
      <style:text-properties officeooo:paragraph-rsid="0141ac16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text-align="justify" style:justify-single-word="false"/>
      <style:text-properties officeooo:paragraph-rsid="01105a9e"/>
    </style:style>
    <style:style style:name="P47" style:family="paragraph" style:parent-style-name="Standard" style:list-style-name="L2">
      <style:paragraph-properties fo:text-align="justify" style:justify-single-word="false" fo:hyphenation-ladder-count="no-limit"/>
      <style:text-properties style:text-underline-style="solid" style:text-underline-width="auto" style:text-underline-color="font-color" fo:font-weight="bold" officeooo:paragraph-rsid="013b0cd1" style:font-weight-asian="bold" style:font-weight-complex="bold" fo:hyphenate="true" fo:hyphenation-remain-char-count="2" fo:hyphenation-push-char-count="2" loext:hyphenation-no-caps="false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421792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2pt" officeooo:paragraph-rsid="01421792" style:font-size-asian="12pt" style:font-size-complex="12pt"/>
    </style:style>
    <style:style style:name="P50" style:family="paragraph" style:parent-style-name="Standard" style:master-page-name="">
      <style:paragraph-properties fo:text-align="justify" style:justify-single-word="false" fo:hyphenation-ladder-count="no-limit" style:page-number="auto"/>
      <style:text-properties officeooo:paragraph-rsid="013b0cd1" fo:hyphenate="true" fo:hyphenation-remain-char-count="2" fo:hyphenation-push-char-count="2" loext:hyphenation-no-caps="fals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37609" style:font-name-asian="Times New Roman1" style:font-weight-asian="bold" style:font-size-complex="14pt"/>
    </style:style>
    <style:style style:name="T10" style:family="text">
      <style:text-properties fo:font-weight="bold" officeooo:rsid="0138e291" style:font-name-asian="Times New Roman1" style:font-weight-asian="bold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background-color="#ffffff" loext:char-shading-value="0" style:font-name-asian="Calibri" style:font-name-complex="Times New Roman1"/>
    </style:style>
    <style:style style:name="T14" style:family="text">
      <style:text-properties officeooo:rsid="0074a7e7" fo:background-color="#ffffff" loext:char-shading-value="0" style:font-name-asian="Calibri" style:font-name-complex="Times New Roman1"/>
    </style:style>
    <style:style style:name="T15" style:family="text">
      <style:text-properties style:font-name="Times New Roman" fo:font-size="12pt" fo:language="uk" fo:country="UA" fo:font-weight="bold" officeooo:rsid="009c4c1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uk" fo:country="UA" fo:font-weight="normal" officeooo:rsid="01223b7b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language="uk" fo:country="UA" fo:font-weight="normal" officeooo:rsid="013c37fd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4c83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81d5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2pt" fo:language="uk" fo:country="UA" officeooo:rsid="00752f12" fo:background-color="#ffffff" loext:char-shading-value="0" style:font-name-asian="Calibri" style:font-size-asian="12pt" style:font-name-complex="Times New Roman1" style:font-size-complex="12pt"/>
    </style:style>
    <style:style style:name="T24" style:family="text">
      <style:text-properties style:font-name="Times New Roman" fo:font-size="12pt" fo:language="uk" fo:country="UA" officeooo:rsid="013c37fd" fo:background-color="#ffffff" loext:char-shading-value="0" style:font-name-asian="Calibri" style:font-size-asian="12pt" style:font-name-complex="Times New Roman1" style:font-size-complex="12pt"/>
    </style:style>
    <style:style style:name="T25" style:family="text">
      <style:text-properties officeooo:rsid="01223b7b"/>
    </style:style>
    <style:style style:name="T26" style:family="text">
      <style:text-properties officeooo:rsid="01295590"/>
    </style:style>
    <style:style style:name="T27" style:family="text">
      <style:text-properties style:font-name="sans-serif" fo:font-size="17.25pt"/>
    </style:style>
    <style:style style:name="T28" style:family="text">
      <style:text-properties fo:font-size="17.25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35cm" draw:visible-area-height="5.035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я"/>
      </text:sequence-decls>
      <text:p text:style-name="P35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10">7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5"><text:span text:style-name="T3">на тему: </text:span><text:span text:style-name="T4">«Алгоритми на графах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>Дніпро, 202</text:span><text:span text:style-name="T6">1</text:span></text:p>
      <text:p text:style-name="P19">Тема. <text:span text:style-name="T11">Алгоритми на графах.</text:span></text:p>
      <text:p text:style-name="P18"><text:span text:style-name="T14">М</text:span><text:span text:style-name="T13">ета. </text:span><text:span text:style-name="T12">Закріпити поняття про граф та отримати практичні навички обробки графів.</text:span></text:p>
      <text:p text:style-name="P14"/>
      <text:p text:style-name="P50"><text:span text:style-name="T16">Завдання. </text:span><text:span text:style-name="T17">Написати програму мовою java для реалізації одного з алгоритмів обробки графів (за варіантом):</text:span></text:p>
      <text:list xml:id="list2451131369" text:style-name="L2">
        <text:list-item>
          <text:p text:style-name="P39"><text:span text:style-name="T17">Уоршелла.</text:span></text:p>
        </text:list-item>
        <text:list-item>
          <text:p text:style-name="P47"><text:span text:style-name="T23">Дейкстри</text:span><text:span text:style-name="T24">(6)</text:span><text:span text:style-name="T23">.</text:span></text:p>
        </text:list-item>
        <text:list-item>
          <text:p text:style-name="P39"><text:span text:style-name="T17">Прима.</text:span></text:p>
        </text:list-item>
        <text:list-item>
          <text:p text:style-name="P39"><text:span text:style-name="T17">Топологічного сортування на основі пошуку вглиб.</text:span></text:p>
        </text:list-item>
      </text:list>
      <text:p text:style-name="P40"><text:span text:style-name="T17">Програма повинна мати текстове меню і реалізовувати такий функціонал:</text:span></text:p>
      <text:list xml:id="list1730899217" text:style-name="L3">
        <text:list-item>
          <text:p text:style-name="P41"><text:span text:style-name="T17">додавання вершин та ребер у граф;</text:span></text:p>
        </text:list-item>
        <text:list-item>
          <text:p text:style-name="P42"><text:span text:style-name="T17">перегляд представлення графа: матриці або списку суміжності;</text:span></text:p>
        </text:list-item>
        <text:list-item>
          <text:p text:style-name="P43"><text:span text:style-name="T17">введення вхідних даних відповідно до особливостей алгоритму;</text:span></text:p>
        </text:list-item>
        <text:list-item>
          <text:p text:style-name="P44"><text:span text:style-name="T17">обробка графа відповідно до алгоритму;</text:span></text:p>
        </text:list-item>
        <text:list-item>
          <text:p text:style-name="P44"><text:span text:style-name="T17">виведення результатів роботи алгоритму графа.</text:span></text:p>
        </text:list-item>
      </text:list>
      <text:p text:style-name="P45"><text:span text:style-name="T17">Для <text:s/>переставлення <text:s/>графа <text:s/>передбачити <text:s/>окремий клас, <text:s/>що <text:s/>має <text:s/>приватний набір <text:s/>полів <text:s/>для <text:s/>опису <text:s/>структури <text:s/>графа. <text:s/>Для <text:s/>методу, <text:s/>який <text:s/>реалізує <text:s/>алгоритм обробки графа відповідно до варіанта, дати повну специфікацію та представити опис алгоритму за методом покрокової деталізації.</text:span></text:p>
      <text:p text:style-name="P46"><text:span text:style-name="T15">Текст програми. </text:span><text:a xlink:type="simple" xlink:href="https://github.com/dazzlemon/diit_121-ipz_y2_asd/tree/main/6/src/main/java/asd6" text:style-name="Internet_20_link" text:visited-style-name="Visited_20_Internet_20_Link"><text:span text:style-name="T18">github(main)</text:span></text:a>, <text:a xlink:type="simple" xlink:href="https://github.com/dazzlemon/diit_121-ipz_y2_asd/tree/main/6/src/test/java/asd6" text:style-name="Internet_20_link" text:visited-style-name="Visited_20_Internet_20_Link"><text:span text:style-name="T25">github(test)</text:span></text:a></text:p>
      <text:p text:style-name="P46"/>
      <text:p text:style-name="P48">Опис тестового прикладу</text:p>
      <text:p text:style-name="P49">Графічне представлення графу (не менше п'яти вершин), матриця або списки суміжності, очікуваний результат роботи алгоритму згідно варіанту. У випадку, якщо алгоритм може давати різні результати, навести декілька прикладів.</text:p>
      <text:p text:style-name="P49"/>
      <text:p text:style-name="P48">Висновки</text:p>
      <text:p text:style-name="P49">Обґрунтування обраного способу представлення графу та пропозицію предметної області та задач із застосуванням реалізованого алгоритму обробки граф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Рисунок" style:family="paragraph" style:parent-style-name="Caption"/>
    <style:style style:name="Таблиця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5-08T22:44:37.241324102</dc:date>
    <meta:editing-duration>PT13H23M44S</meta:editing-duration>
    <meta:editing-cycles>296</meta:editing-cycles>
    <meta:generator>LibreOffice/7.0.5.2$Linux_X86_64 LibreOffice_project/00$Build-2</meta:generator>
    <meta:document-statistic meta:table-count="0" meta:image-count="0" meta:object-count="1" meta:page-count="2" meta:paragraph-count="34" meta:word-count="220" meta:character-count="1672" meta:non-whitespace-character-count="1472"/>
  </office:meta>
</office:document-meta>
</file>